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left="0in" fo:margin-top="0in" fo:margin-bottom="0in" table:align="left"/>
    </style:style>
    <style:style style:name="Table1.A" style:family="table-column">
      <style:table-column-properties style:column-width="1.5521in"/>
    </style:style>
    <style:style style:name="Table1.B" style:family="table-column">
      <style:table-column-properties style:column-width="2.75in"/>
    </style:style>
    <style:style style:name="Table1.C" style:family="table-column">
      <style:table-column-properties style:column-width="0.6354in"/>
    </style:style>
    <style:style style:name="Table1.D" style:family="table-column">
      <style:table-column-properties style:column-width="1.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8in" fo:margin-left="0in" fo:margin-top="0in" fo:margin-bottom="0in" table:align="left"/>
    </style:style>
    <style:style style:name="Table2.A" style:family="table-column">
      <style:table-column-properties style:column-width="4.6667in"/>
    </style:style>
    <style:style style:name="Table2.B" style:family="table-column">
      <style:table-column-properties style:column-width="1.6035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P1" style:family="paragraph" style:parent-style-name="Standard">
      <style:paragraph-properties>
        <style:tab-stops>
          <style:tab-stop style:position="0.4638in"/>
          <style:tab-stop style:position="0.4646in"/>
        </style:tab-stops>
      </style:paragraph-properties>
    </style:style>
    <style:style style:name="P2" style:family="paragraph" style:parent-style-name="Standard">
      <style:paragraph-properties>
        <style:tab-stops>
          <style:tab-stop style:position="0.8075in"/>
        </style:tab-stops>
      </style:paragraph-properties>
    </style:style>
    <style:style style:name="P3" style:family="paragraph" style:parent-style-name="Standard">
      <style:paragraph-properties>
        <style:tab-stops>
          <style:tab-stop style:position="0.3193in"/>
        </style:tab-stops>
      </style:paragraph-properties>
    </style:style>
    <style:style style:name="P4" style:family="paragraph" style:parent-style-name="Standard">
      <style:paragraph-properties>
        <style:tab-stops>
          <style:tab-stop style:position="0.8575in"/>
        </style:tab-stops>
      </style:paragraph-properties>
    </style:style>
    <style:style style:name="P5" style:family="paragraph" style:parent-style-name="Standard">
      <style:paragraph-properties>
        <style:tab-stops>
          <style:tab-stop style:position="1.5563in"/>
        </style:tab-stops>
      </style:paragraph-properties>
    </style:style>
    <style:style style:name="P6" style:family="paragraph" style:parent-style-name="Standard">
      <style:paragraph-properties>
        <style:tab-stops>
          <style:tab-stop style:position="0.8126in"/>
        </style:tab-stops>
      </style:paragraph-properties>
    </style:style>
    <style:style style:name="P7" style:family="paragraph" style:parent-style-name="Standard">
      <style:paragraph-properties>
        <style:tab-stops>
          <style:tab-stop style:position="0.5618in"/>
          <style:tab-stop style:position="0.5626in"/>
        </style:tab-stops>
      </style:paragraph-properties>
    </style:style>
    <style:style style:name="P8" style:family="paragraph" style:parent-style-name="Standard">
      <style:paragraph-properties fo:margin-left="0in" fo:margin-right="0in" fo:margin-top="0in" fo:margin-bottom="0in" loext:contextual-spacing="false" fo:line-height="150%" fo:text-align="justify" style:justify-single-word="false" fo:orphans="0" fo:widows="0" fo:text-indent="0.5902in" style:auto-text-indent="false"/>
      <style:text-properties style:font-name="Arial" fo:font-size="12pt" style:font-name-asian="Arial1" style:font-size-asian="12pt" style:font-name-complex="Arial1" style:font-size-complex="12pt"/>
    </style:style>
    <style:style style:name="P9" style:family="paragraph" style:parent-style-name="Standard">
      <style:paragraph-properties fo:margin-left="0in" fo:margin-right="0in" fo:margin-top="0in" fo:margin-bottom="0in" loext:contextual-spacing="false" fo:line-height="150%" fo:text-align="justify" style:justify-single-word="false" fo:orphans="0" fo:widows="0" fo:text-indent="0.5902in" style:auto-text-indent="false"/>
    </style:style>
    <style:style style:name="P10" style:family="paragraph" style:parent-style-name="Standard">
      <style:paragraph-properties fo:margin-left="0in" fo:margin-right="0in" fo:margin-top="0.0008in" fo:margin-bottom="0in" loext:contextual-spacing="false" fo:line-height="150%" fo:text-align="justify" style:justify-single-word="false" fo:orphans="0" fo:widows="0" fo:text-indent="0.5902in" style:auto-text-indent="false"/>
      <style:text-properties style:font-name="Arial" fo:font-size="12pt" style:font-name-asian="Arial1" style:font-size-asian="12pt" style:font-name-complex="Arial1" style:font-size-complex="12pt"/>
    </style:style>
    <style:style style:name="P11" style:family="paragraph" style:parent-style-name="Standard" style:list-style-name="WWNum3">
      <style:paragraph-properties fo:margin-left="1in" fo:margin-right="0in" fo:text-indent="-0.25in" style:auto-text-indent="false">
        <style:tab-stops>
          <style:tab-stop style:position="0.8075in"/>
        </style:tab-stops>
      </style:paragraph-properties>
    </style:style>
    <style:style style:name="P12" style:family="paragraph" style:parent-style-name="Standard" style:list-style-name="WWNum2">
      <style:paragraph-properties fo:margin-left="1in" fo:margin-right="0in" fo:text-indent="-0.25in" style:auto-text-indent="false">
        <style:tab-stops>
          <style:tab-stop style:position="0.8075in"/>
        </style:tab-stops>
      </style:paragraph-properties>
    </style:style>
    <style:style style:name="P13" style:family="paragraph" style:parent-style-name="Standard" style:list-style-name="WWNum1">
      <style:paragraph-properties fo:margin-left="1in" fo:margin-right="0in" fo:text-indent="-0.25in" style:auto-text-indent="false">
        <style:tab-stops>
          <style:tab-stop style:position="0.8075in"/>
        </style:tab-stops>
      </style:paragraph-properties>
    </style:style>
    <style:style style:name="P14" style:family="paragraph" style:parent-style-name="Standard" style:list-style-name="WWNum4">
      <style:paragraph-properties fo:margin-left="1in" fo:margin-right="0in" fo:text-indent="-0.25in" style:auto-text-indent="false">
        <style:tab-stops>
          <style:tab-stop style:position="0.3193in"/>
        </style:tab-stops>
      </style:paragraph-properties>
    </style:style>
    <style:style style:name="P15" style:family="paragraph" style:parent-style-name="Standard">
      <style:paragraph-properties fo:margin-left="0in" fo:margin-right="0in" fo:text-indent="0in" style:auto-text-indent="false">
        <style:tab-stops>
          <style:tab-stop style:position="0.8075in"/>
        </style:tab-stops>
      </style:paragraph-properties>
    </style:style>
    <style:style style:name="P16" style:family="paragraph" style:parent-style-name="Standard">
      <style:paragraph-properties fo:margin-left="0in" fo:margin-right="0in" fo:text-indent="0in" style:auto-text-indent="false">
        <style:tab-stops>
          <style:tab-stop style:position="0.8126in"/>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18" style:family="paragraph" style:parent-style-name="Standard">
      <style:paragraph-properties fo:margin-left="0in" fo:margin-right="0in" fo:margin-top="0in" fo:margin-bottom="0in" loext:contextual-spacing="false" fo:line-height="100%" fo:text-align="end" style:justify-single-word="false" fo:orphans="0" fo:widows="0" fo:text-indent="0in" style:auto-text-indent="false"/>
    </style:style>
    <style:style style:name="P19"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20" style:family="paragraph" style:parent-style-name="Standard">
      <style:paragraph-properties fo:margin-top="0in" fo:margin-bottom="0in" loext:contextual-spacing="false" fo:line-height="100%" fo:text-align="justify" style:justify-single-word="false" fo:orphans="0" fo:widows="0">
        <style:tab-stops>
          <style:tab-stop style:position="0.3193in"/>
        </style:tab-stops>
      </style:paragraph-properties>
      <style:text-properties style:font-name="Arial" fo:font-size="12pt" style:font-name-asian="Arial1" style:font-size-asian="12pt" style:font-name-complex="Arial1" style:font-size-complex="12pt"/>
    </style:style>
    <style:style style:name="P21" style:family="paragraph" style:parent-style-name="Standard">
      <style:paragraph-properties fo:margin-top="0in" fo:margin-bottom="0in" loext:contextual-spacing="false" fo:line-height="100%" fo:text-align="start" style:justify-single-word="false" fo:orphans="0" fo:widows="0"/>
      <style:text-properties style:font-name="Arial" fo:font-size="12pt" style:font-name-asian="Arial1" style:font-size-asian="12pt" style:font-name-complex="Arial1" style:font-size-complex="12pt"/>
    </style:style>
    <style:style style:name="P22" style:family="paragraph" style:parent-style-name="Standard">
      <style:paragraph-properties fo:margin-top="0in" fo:margin-bottom="0in" loext:contextual-spacing="false" fo:line-height="100%" fo:text-align="start" style:justify-single-word="false" fo:orphans="0" fo:widows="0"/>
    </style:style>
    <style:style style:name="P23" style:family="paragraph" style:parent-style-name="Standard">
      <style:paragraph-properties fo:margin-left="0in" fo:margin-right="0.0744in" fo:margin-top="0in" fo:margin-bottom="0in" loext:contextual-spacing="false" fo:line-height="100%" fo:text-align="justify" style:justify-single-word="false" fo:orphans="0" fo:widows="0" fo:text-indent="0.5902in" style:auto-text-indent="false">
        <style:tab-stops>
          <style:tab-stop style:position="0.8075in"/>
        </style:tab-stops>
      </style:paragraph-properties>
      <style:text-properties style:font-name="Arial" fo:font-size="12pt" style:font-name-asian="Arial1" style:font-size-asian="12pt" style:font-name-complex="Arial1" style:font-size-complex="12pt"/>
    </style:style>
    <style:style style:name="P24" style:family="paragraph" style:parent-style-name="Standard">
      <style:paragraph-properties fo:margin-left="0in" fo:margin-right="0.0819in" fo:margin-top="0in" fo:margin-bottom="0in" loext:contextual-spacing="false" fo:line-height="100%" fo:text-align="justify" style:justify-single-word="false" fo:orphans="0" fo:widows="0" fo:text-indent="0.5902in" style:auto-text-indent="false">
        <style:tab-stops>
          <style:tab-stop style:position="0.8126in"/>
        </style:tab-stops>
      </style:paragraph-properties>
      <style:text-properties style:font-name="Arial" fo:font-size="12pt" style:font-name-asian="Arial1" style:font-size-asian="12pt" style:font-name-complex="Arial1" style:font-size-complex="12pt"/>
    </style:style>
    <style:style style:name="P25" style:family="paragraph" style:parent-style-name="Standard">
      <style:paragraph-properties fo:margin-left="0in" fo:margin-right="0.0756in" fo:margin-top="0in" fo:margin-bottom="0in" loext:contextual-spacing="false" fo:line-height="100%" fo:text-align="justify" style:justify-single-word="false" fo:orphans="0" fo:widows="0" fo:text-indent="0.5902in" style:auto-text-indent="false">
        <style:tab-stops>
          <style:tab-stop style:position="0.8575in"/>
        </style:tab-stops>
      </style:paragraph-properties>
      <style:text-properties style:font-name="Arial" fo:font-size="12pt" style:font-name-asian="Arial1" style:font-size-asian="12pt" style:font-name-complex="Arial1" style:font-size-complex="12pt"/>
    </style:style>
    <style:style style:name="P26" style:family="paragraph" style:parent-style-name="Standard">
      <style:paragraph-properties fo:margin-left="0in" fo:margin-right="0.0772in" fo:margin-top="0in" fo:margin-bottom="0in" loext:contextual-spacing="false" fo:line-height="100%" fo:text-align="start" style:justify-single-word="false" fo:orphans="0" fo:widows="0" fo:text-indent="0in" style:auto-text-indent="false">
        <style:tab-stops>
          <style:tab-stop style:position="0.8575in"/>
        </style:tab-stops>
      </style:paragraph-properties>
    </style:style>
    <style:style style:name="P27" style:family="paragraph" style:parent-style-name="Heading_20_1">
      <style:paragraph-properties>
        <style:tab-stops>
          <style:tab-stop style:position="0.4638in"/>
          <style:tab-stop style:position="0.4646in"/>
        </style:tab-stops>
      </style:paragraph-properties>
    </style:style>
    <style:style style:name="P28" style:family="paragraph" style:parent-style-name="Heading_20_1">
      <style:paragraph-properties fo:margin-left="0in" fo:margin-right="0in" fo:line-height="100%" fo:orphans="0" fo:widows="0" fo:text-indent="0in" style:auto-text-indent="false">
        <style:tab-stops>
          <style:tab-stop style:position="0.4638in"/>
          <style:tab-stop style:position="0.4646in"/>
        </style:tab-stops>
      </style:paragraph-properties>
    </style:style>
    <style:style style:name="P29" style:family="paragraph" style:parent-style-name="Title" style:master-page-name="Standard">
      <style:paragraph-properties fo:margin-left="0in" fo:margin-right="0.0689in" fo:margin-top="0in" fo:margin-bottom="0in" loext:contextual-spacing="false" fo:line-height="100%" fo:text-align="center" style:justify-single-word="false" fo:orphans="0" fo:widows="0" fo:text-indent="0.5902in" style:auto-text-indent="false" style:page-number="1"/>
    </style:style>
    <style:style style:name="T1" style:family="text">
      <style:text-properties style:font-name="Arial" fo:font-size="12pt" fo:font-weight="bold" style:font-name-asian="Arial1" style:font-size-asian="12pt" style:font-weight-asian="bold" style:font-name-complex="Arial1" style:font-size-complex="12pt"/>
    </style:style>
    <style:style style:name="T2" style:family="text">
      <style:text-properties style:font-name="Arial" fo:font-size="12pt" style:font-name-asian="Arial1" style:font-size-asian="12pt" style:font-name-complex="Arial1" style:font-size-complex="12pt"/>
    </style:style>
    <style:style style:name="T3" style:family="text">
      <style:text-properties style:font-name="Arial" fo:font-size="12pt" style:font-name-asian="Arial1" style:font-size-asian="12pt" style:font-name-complex="Arial1" style:font-size-complex="12pt" fo:background-color="#ffff00"/>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ize="12pt" fo:font-weight="bold" style:font-size-asian="12pt" style:font-weight-asian="bold" style:font-size-complex="12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8l1zpai0x7y1"/>TERMO DE REFERÊNCIA PARA EDITAL DE PREMIAÇÃO Nº XXX/2024 PARA ATIVAÇÃO DO ECOSSISTEMA DE SOLUÇÕES DIGITAIS PARA MAPEAMENTO E GESTÃO</text:p>
      <text:p text:style-name="P8"/>
      <text:p text:style-name="P9"><text:span text:style-name="T1">A FUNDAÇÃO DA UNIVERSIDADE FEDERAL DO PARANÁ PARA O DESENVOLVIMENTO DA CIÊNCIA, DA TECNOLOGIA E DA CULTURA</text:span><text:span text:style-name="T2">, por intermédio da Unidade de Aquisição, representada pela Comissão de Seleção Pública, designada pela Portaria DIRSUP </text:span><text:span text:style-name="T3">nº 005/2022, de 17 de fevereiro de 2022</text:span><text:span text:style-name="T2">, comunica aos interessados que realizará procedimento de chamamento público para concurso, modalidade de licitação para escolha de trabalho técnico, científico ou artístico, cujo critério de julgamento será o de melhor técnica ou conteúdo artístico, e para concessão de prêmio ou remuneração ao vencedor. No âmbito do </text:span><text:span text:style-name="T1">Termo de Execução Descentralizada (TED) Gestão Mapas Culturais</text:span><text:span text:style-name="T2"> e, novos termos que futuramente vierem a ser formalizados, entre a Universidade Federal do Paraná (UFPR) e a Fundação da Universidade Federal do Paraná para o Desenvolvimento da Ciência, da Tecnologia e da Cultura (FUNPAR).</text:span></text:p>
      <text:p text:style-name="P10"/>
      <text:p text:style-name="P28"><text:bookmark text:name="_hqqlpydf5rm"/>1 MOTIVAÇÃO - PORQUE QUEREMOS?</text:p>
      <text:p text:style-name="P1"/>
      <text:p text:style-name="Standard"><text:span text:style-name="T4">Cultura digital</text:span></text:p>
      <text:p text:style-name="Standard">A cultura digital é um conceito que se refere à interseção entre cultura e tecnologia digital na sociedade contemporânea. Ela engloba uma ampla gama de fenômenos e atividades relacionados ao uso da tecnologia da informação e comunicação (TIC) para criar, distribuir, acessar e interagir com conteúdo cultural. Abrange a produção e disseminação de conteúdo online, o desenvolvimento, a transformação de políticas públicas e a criação de novas formas de expressão cultural.</text:p>
      <text:p text:style-name="Standard">É sob essa perspectiva que a Cultura Digital desempenha um papel estratégico na promoção do acesso às políticas culturais, e no desenvolvimento sociocultural do país. Entretanto, para que a participação e inclusão na Cultura Digital se tornem uma realidade para todos os brasileiros, é imperativo reestruturar os espaços e dinâmicas de produção de conhecimento e iniciativas relacionadas a esse campo.</text:p>
      <text:p text:style-name="Standard"/>
      <text:p text:style-name="P2"><text:span text:style-name="T4">Objetivos da premiação</text:span></text:p>
      <text:list xml:id="list3521053703" text:style-name="WWNum3">
        <text:list-item>
          <text:p text:style-name="P11">Estimular a inovação e o desenvolvimento de soluções tecnológicas para a gestão cultural.</text:p>
        </text:list-item>
        <text:list-item>
          <text:p text:style-name="P11">Promover a transparência e o acesso democrático às oportunidades de fomento.</text:p>
        </text:list-item>
        <text:list-item>
          <text:p text:style-name="P11">Fortalecer a participação cidadã e a colaboração entre os diversos atores do cenário cultural.</text:p>
        </text:list-item>
        <text:list-item>
          <text:p text:style-name="P11">Fomentar os arranjos produtivos de Soluções Digitais para Mapeamento e Gestão Cultural, estimulando o envolvimento de mais empresas no ecossistema;</text:p>
        </text:list-item>
        <text:list-item>
          <text:p text:style-name="P11">Sistematizar um banco de Soluções e Solucionadores para os software livre mapas culturais;</text:p>
        </text:list-item>
      </text:list>
      <text:p text:style-name="P15"/>
      <text:p text:style-name="P27"><text:bookmark text:name="_mauhmcn6h8j2"/>2 OBJETO - O QUE QUEREMOS?</text:p>
      <text:p text:style-name="P2"/>
      <text:p text:style-name="P2">A solução digital premiada deverá agregar valor a uma plataforma ou sistema capaz de realizar a gestão eficiente e o mapeamento de oportunidades de fomento cultural, contemplando desde o cadastramento de agentes culturais e territórios até a identificação e divulgação de editais, chamadas públicas, linhas de financiamento e demais oportunidades de apoio à cultura.</text:p>
      <text:p text:style-name="P2"><text:soft-page-break/></text:p>
      <text:p text:style-name="P27"><text:bookmark text:name="_yc8tuk725g7w"/>3 CONDIÇÕES DE PARTICIPAÇÃO - DE QUEM QUEREMOS?</text:p>
      <text:p text:style-name="Standard"/>
      <text:p text:style-name="P3">Poderão participar desta prestação de serviço, PESSOAS JURÍDICAS legalmente constituídas no Brasil, com Classificação Nacional das Atividades Econômicas (CNAE) compatível com os serviços descritos no item 2 deste chamamento público.</text:p>
      <text:p text:style-name="P3"/>
      <text:p text:style-name="P2">Poderão concorrer empresas, startups, instituições de pesquisa, organizações da sociedade civil e demais interessados que disponham de soluções digitais aptas a atender aos requisitos estabelecidos neste edital.</text:p>
      <text:p text:style-name="P2"/>
      <text:p text:style-name="P2">A solução digital deverá estar em conformidade com as legislações vigentes, incluindo aspectos relacionados à proteção de dados e direitos autorais.</text:p>
      <text:p text:style-name="P2"/>
      <text:p text:style-name="P2">Cada participante poderá inscrever <office:annotation office:name="__Annotation__39_2302685248"><dc:creator>Uirá Porã</dc:creator><dc:date>2024-03-31T00:23:56</dc:date><text:p><text:span text:style-name="T7">Não vejo necessidade de limitar</text:span></text:p></office:annotation>apenas uma<office:annotation-end office:name="__Annotation__39_2302685248"/> solução digital para concorrer à premiação.</text:p>
      <text:p text:style-name="P2"/>
      <text:p text:style-name="P27"><text:bookmark text:name="_in2mcj3p1k1u"/>4 CONDIÇÕES PROIBIDAS DE PARTICIPAR - QUEM NÃO QUEREMOS?</text:p>
      <text:p text:style-name="P20"/>
      <text:p text:style-name="P3"/>
      <text:p text:style-name="P3">Estão proibidas de participar deste chamamento empresas que:</text:p>
      <text:list xml:id="list3874592442" text:style-name="WWNum4">
        <text:list-item>
          <text:p text:style-name="P14">estejam cumprindo as sanções previstas nos incisos III e IV do at. 156 da lei 14.133/21;</text:p>
        </text:list-item>
        <text:list-item>
          <text:p text:style-name="P14">estejam em processo de falência, concordata, dissolução, liquidação, bem como estar suspensa de licitar e/ou declarada inidônea pela FUNPAR ou por qualquer órgão da Administração Pública;</text:p>
        </text:list-item>
        <text:list-item>
          <text:p text:style-name="P14">possuam em seu quadro de pessoal empregado (s) com menos de 18 (dezoito) anos em trabalho noturno, perigoso ou insalubre; ou com menos de 16 (dezesseis) anos em qualquer trabalho, salvo na condição de aprendiz, a partir de 14 anos (Inciso XXXIII, art. 7º da Constituição da República Federativa do Brasil de 1.988);</text:p>
        </text:list-item>
        <text:list-item>
          <text:p text:style-name="P14">possuam em seu quadro societário servidor público da ativa, ou dirigente da Fundação da UFPR para o DCTC – FUNPAR ou vinculado ao ente(s) disponibilizador(es) dos recursos financeiros.</text:p>
        </text:list-item>
      </text:list>
      <text:p text:style-name="P3"/>
      <text:p text:style-name="P27"><text:bookmark text:name="_fy3v2mxgrwtj"/>5 DOCUMENTAÇÃO DE HABILITAÇÃO - COMO COMPROVAR QUE PODE PARTICIPAR?</text:p>
      <text:p text:style-name="P4"><text:soft-page-break/></text:p>
      <text:p text:style-name="P4">Prova de inscrição no Cadastro Nacional de Pessoa Jurídica do Ministério da Fazenda – CNPJ/MF;</text:p>
      <text:p text:style-name="P4"/>
      <text:p text:style-name="P4">Certidão Negativa de Débito – CND – DE DÉBITOS RELATIVOS ÀS CONTRIBUIÇÕES PREVIDENCIÁRIAS E ÀS DE TERCEIROS fornecida pela Secretaria da Receita Federal do Brasil;</text:p>
      <text:p text:style-name="P5"/>
      <text:p text:style-name="P5">Certificado de Regularidade de Situação – CRS, relativo ao FGTS, emitido pela Caixa Econômica Federal;</text:p>
      <text:p text:style-name="P5"/>
      <text:p text:style-name="P5">Certidão Negativa de Débito – CND – DE DÉBITOS RELATIVOS AOS TRIBUTOS FEDERAIS E À DÍVIDA ATIVA DA UNIÃO;</text:p>
      <text:p text:style-name="P5"/>
      <text:p text:style-name="P5">Prova de regularidade para com a Fazenda Estadual e Municipal do domicílio ou sede da empresa participante, ou outra equivalente, na forma da lei;</text:p>
      <text:p text:style-name="P5"/>
      <text:p text:style-name="P2">Certidão Negativa de Débitos Trabalhistas.Documentação necessária para comprovação da elegibilidade</text:p>
      <text:p text:style-name="P2"/>
      <text:p text:style-name="P27"><text:bookmark text:name="_fiqnt8759822"/>6 PROCESSO DE SELEÇÃO</text:p>
      <text:p text:style-name="P2"/>
      <text:p text:style-name="P2"><text:span text:style-name="T4">Critérios de avaliação da solução digital</text:span></text:p>
      <text:p text:style-name="P2">A avaliação das soluções digitais será realizada com base nos seguintes critérios:</text:p>
      <text:list xml:id="list2446558247" text:style-name="WWNum2">
        <text:list-item>
          <text:p text:style-name="P12"><office:annotation office:name="__Annotation__72_2302685248"><dc:creator>Uirá Porã</dc:creator><dc:date>2024-03-31T00:45:04</dc:date><text:p><text:span text:style-name="T7">Atualizar de acordo com o quadro abaixo</text:span></text:p></office:annotation>Inovação e originalidade da proposta.</text:p>
        </text:list-item>
        <text:list-item>
          <text:p text:style-name="P12">Eficiência e funcionalidade da solução para a gestão e mapeamento de oportunidades de fomento.</text:p>
        </text:list-item>
        <text:list-item>
          <text:p text:style-name="P12">Usabilidade e experiência do usuário.</text:p>
        </text:list-item>
        <text:list-item>
          <text:p text:style-name="P12">Impacto social e potencial de aplicação na prática.<office:annotation-end office:name="__Annotation__72_2302685248"/></text:p>
        </text:list-item>
      </text:list>
      <text:p text:style-name="P2"><text:soft-page-break/></text:p>
      <text:p text:style-name="P2"><text:span text:style-name="T4">Composição da comissão julgadora e seus membros</text:span></text:p>
      <text:p text:style-name="P2">A comissão julgadora será composta por profissionais qualificados e reconhecidos no campo da cultura e da tecnologia, designados pela entidade promotora da premiação.</text:p>
      <text:p text:style-name="P23"/>
      <text:p text:style-name="P27"><text:bookmark text:name="_d9e5m1gah6ql"/>7 PREMIAÇÃO</text:p>
      <text:p text:style-name="P2"/>
      <text:p text:style-name="P2">Descrição dos prêmios a serem concedidos:</text:p>
      <text:list xml:id="list3495803365" text:style-name="WWNum1">
        <text:list-item>
          <text:p text:style-name="P13">A solução digital vencedora receberá um prêmio em dinheiro, no valor de R$ 10.000,00 (dez mil reais);</text:p>
        </text:list-item>
        <text:list-item>
          <text:p text:style-name="P13">A solução digital em segundo lugar na avaliação do júri receberá um prêmio em dinheiro, no valor de R$ 8.000,00 (oito mil reais);</text:p>
        </text:list-item>
        <text:list-item>
          <text:p text:style-name="P13">A solução digital em terceiro lugar na avaliação do júri receberá um prêmio em dinheiro, no valor de R$ 5.000,00 (cinco mil reais);</text:p>
        </text:list-item>
        <text:list-item>
          <text:p text:style-name="P13">As 10 (dez) melhores ideias selecionadas receberão um certificado de honra ao mérito, expedido em conjunto entre o MinC e a UFPR.</text:p>
        </text:list-item>
      </text:list>
      <text:p text:style-name="P23"/>
      <text:p text:style-name="P27"><text:bookmark text:name="_wbduuci5t1o0"/>8 <office:annotation office:name="__Annotation__91_2302685248"><dc:creator>Uirá Porã</dc:creator><dc:date>2024-03-31T00:44:05</dc:date><text:p><text:span text:style-name="T7">Sendo um prêmio, isso é mesmo necessário?</text:span></text:p></office:annotation>QUALIFICAÇÃO TÉCNICA - COMO COMPROVAR QUE SABE FAZER?<office:annotation-end office:name="__Annotation__91_2302685248"/></text:p>
      <text:p text:style-name="Standard"/>
      <text:p text:style-name="P5">Apresentação de currículo, portfólio ou material institucional que indique a experiência da Empresa na temática de soluções digitais para cultura.</text:p>
      <text:p text:style-name="P5"/>
      <text:p text:style-name="P5">Apresentação de um ou mais atestado (s) de capacidade técnica expedido (s) por pessoa jurídica de direito público ou privado, comprovando a experiência apresentada.</text:p>
      <text:p text:style-name="Standard"/>
      <text:p text:style-name="P6">Todos os documentos necessários à habilitação deverão ser apresentados em meio eletrônico, formato PDF, sendo que a fundação poderá, a seu critério, solicitar a apresentação de originais a fim de esclarecer ou confirmar informações que julgar necessárias.</text:p>
      <text:p text:style-name="P6"/>
      <text:p text:style-name="P27"><text:bookmark text:name="_t6sajcn6coe5"/>9 CRITÉRIOS DE AVALIAÇÃO TÉCNICA - O QUE SERÁ AVALIADO?</text:p>
      <text:p text:style-name="P24"><text:soft-page-break/></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span text:style-name="T6">CRITÉRIO</text:span></text:p>
          </table:table-cell>
          <table:table-cell table:style-name="Table1.A1" office:value-type="string">
            <text:p text:style-name="P17"><text:span text:style-name="T6">DESCRIÇÃO</text:span></text:p>
          </table:table-cell>
          <table:table-cell table:style-name="Table1.A1" office:value-type="string">
            <text:p text:style-name="P17"><text:span text:style-name="T6">PESO</text:span></text:p>
          </table:table-cell>
          <table:table-cell table:style-name="Table1.A1" office:value-type="string">
            <text:p text:style-name="P17"><text:span text:style-name="T6">PONTUAÇÃO MÁXIMA</text:span></text:p>
          </table:table-cell>
        </table:table-row>
        <table:table-row table:style-name="Table1.1">
          <table:table-cell table:style-name="Table1.A1" office:value-type="string">
            <text:p text:style-name="P17"><text:span text:style-name="T2">Inovação e originalidade da proposta. (I)</text:span></text:p>
            <text:p text:style-name="P21"/>
          </table:table-cell>
          <table:table-cell table:style-name="Table1.A1" office:value-type="string">
            <text:p text:style-name="P17"><office:annotation office:name="__Annotation__111_2302685248"><dc:creator>Uirá Porã</dc:creator><dc:date>2024-03-31T00:41:20</dc:date><text:p><text:span text:style-name="T7">Esse texto também precisa ser atualizado de acordo com o critério</text:span></text:p></office:annotation><text:span text:style-name="T2">Esse é o critério que avalia a capacidade da empresa em atender ao eixo de serviço escolhido pela empresa, comprovado pelo currículo e pelos atestados de capacidade técnica.</text:span></text:p>
            <text:p text:style-name="P17"><text:line-break/><text:span text:style-name="T2">1 </text:span>p<text:span text:style-name="T2">onto por atestado de Capacidade Técnica apresentado.</text:span><office:annotation-end office:name="__Annotation__111_2302685248"/></text:p>
          </table:table-cell>
          <table:table-cell table:style-name="Table1.A1" office:value-type="string">
            <text:p text:style-name="P18"><text:span text:style-name="T2">2</text:span></text:p>
          </table:table-cell>
          <table:table-cell table:style-name="Table1.A1" office:value-type="string">
            <text:p text:style-name="P18"><text:span text:style-name="T2">10</text:span></text:p>
          </table:table-cell>
        </table:table-row>
        <table:table-row table:style-name="Table1.1">
          <table:table-cell table:style-name="Table1.A1" office:value-type="string">
            <text:p text:style-name="P17"><text:span text:style-name="T2">Eficiência e funcionalidade da solução para qualificar a</text:span>s jornadas <text:span text:style-name="T2">d</text:span>o <text:span text:style-name="T2">fomento. (E)</text:span></text:p>
            <text:p text:style-name="P21"/>
            <text:p text:style-name="P22"><text:span text:style-name="T2"><text:s/></text:span></text:p>
          </table:table-cell>
          <table:table-cell table:style-name="Table1.A1" office:value-type="string">
            <text:p text:style-name="P17"><office:annotation office:name="__Annotation__130_2302685248"><dc:creator>Uirá Porã</dc:creator><dc:date>2024-03-31T00:32:53</dc:date><text:p><text:span text:style-name="T7">Esse conteúdo não coincide com o critério elencado @sircorujo@gmail.com</text:span></text:p><text:p><text:span text:style-name="T7">_Assigned to sircorujo@gmail.com_</text:span></text:p></office:annotation><text:span text:style-name="T2">Esse é o critério que avalia a capacidade da empresa em atuar em rede para atender ao objeto do serviço, comprovado pelo existência de pelo menos duas entidades apresentando documentação na proposta.<text:line-break/></text:span></text:p>
            <text:p text:style-name="P17"><text:span text:style-name="T2">1 </text:span>p<text:span text:style-name="T2">onto para proposta que apresentar duas ou mais entidades.</text:span></text:p>
            <text:p text:style-name="P17"><text:span text:style-name="T2">2 </text:span>p<text:span text:style-name="T2">ontos para propostas que contemplem empresas em pelo menos duas regiões do Brasil.</text:span><office:annotation-end office:name="__Annotation__130_2302685248"/></text:p>
          </table:table-cell>
          <table:table-cell table:style-name="Table1.A1" office:value-type="string">
            <text:p text:style-name="P18"><text:span text:style-name="T2">3</text:span></text:p>
          </table:table-cell>
          <table:table-cell table:style-name="Table1.A1" office:value-type="string">
            <text:p text:style-name="P18"><text:span text:style-name="T2">10</text:span></text:p>
          </table:table-cell>
        </table:table-row>
        <table:table-row table:style-name="Table1.1">
          <table:table-cell table:style-name="Table1.A1" office:value-type="string">
            <text:p text:style-name="P17"><text:span text:style-name="T2">Usabilidade e experiência do usuário. (U)</text:span></text:p>
          </table:table-cell>
          <table:table-cell table:style-name="Table1.A1" office:value-type="string">
            <text:p text:style-name="P17"><office:annotation office:name="__Annotation__140_2302685248"><dc:creator>Uirá Porã</dc:creator><dc:date>2024-03-31T00:29:06</dc:date><text:p><text:span text:style-name="T7">Atualizar conteúdo @sircorujo@gmail.com</text:span></text:p><text:p><text:span text:style-name="T7">_Assigned to sircorujo@gmail.com_</text:span></text:p></office:annotation><text:span text:style-name="T2">Esse é o critério que avalia a capacidade da empresa em utilizar tecnologias emergentes para atender ao objeto do serviço, comprovado pela descrição na proposta de ao menos uma tecnologia emergente utilizada.</text:span></text:p>
            <text:p text:style-name="P17"/>
            <text:p text:style-name="P17"><text:span text:style-name="T2">1 </text:span>p<text:span text:style-name="T2">onto para proposta que apresentar ao menos uma tecnologia emergente utilizada</text:span><office:annotation-end office:name="__Annotation__140_2302685248"/><text:span text:style-name="T2">.</text:span></text:p>
          </table:table-cell>
          <table:table-cell table:style-name="Table1.A1" office:value-type="string">
            <text:p text:style-name="P18"><text:span text:style-name="T2">1</text:span></text:p>
          </table:table-cell>
          <table:table-cell table:style-name="Table1.A1" office:value-type="string">
            <text:p text:style-name="P18"><text:span text:style-name="T2">10</text:span></text:p>
          </table:table-cell>
        </table:table-row>
        <table:table-row table:style-name="Table1.1">
          <table:table-cell table:style-name="Table1.A1" office:value-type="string">
            <text:p text:style-name="P17"><text:span text:style-name="T2">Impacto social e potencial de aplicação na prática. (S)</text:span></text:p>
            <text:p text:style-name="P21"/>
          </table:table-cell>
          <table:table-cell table:style-name="Table1.A1" office:value-type="string">
            <text:p text:style-name="P17"><office:annotation office:name="__Annotation__152_2302685248"><dc:creator>Uirá Porã</dc:creator><dc:date>2024-03-31T00:28:08</dc:date><text:p><text:span text:style-name="T7">Essa descrição não bate com o título do critério @sircorujo@gmail.com</text:span></text:p></office:annotation><text:span text:style-name="T2">Esse é o critério que avalia a capacidade da empresa em utilizar tecnologias emergentes para atender ao objeto do serviço, comprovado pela descrição na proposta de ao menos uma tecnologia emergente utilizada.</text:span></text:p>
            <text:p text:style-name="P17"><text:line-break/><text:span text:style-name="T2">1 </text:span>p<text:span text:style-name="T2">onto para proposta que apresentar ao menos uma tecnologia emergente utilizada.</text:span><office:annotation-end office:name="__Annotation__152_2302685248"/></text:p>
          </table:table-cell>
          <table:table-cell table:style-name="Table1.A1" office:value-type="string">
            <text:p text:style-name="P18"><text:span text:style-name="T2">5</text:span></text:p>
          </table:table-cell>
          <table:table-cell table:style-name="Table1.A1" office:value-type="string">
            <text:p text:style-name="P18"><text:span text:style-name="T2">10</text:span></text:p>
          </table:table-cell>
        </table:table-row>
      </table:table>
      <text:p text:style-name="P16"/>
      <text:p text:style-name="P6"><office:annotation office:name="__Annotation__198_2302685248"><dc:creator>Uirá Porã</dc:creator><dc:date>2024-03-31T00:27:27</dc:date><text:p><text:span text:style-name="T7">Isso aqui é pra ficar mesmo?</text:span></text:p></office:annotation>A Nota Final (NF) de cada empresa será calculada por NF = 2*(I) + 3*(E) + 1*(U) + 1*(S)<office:annotation-end office:name="__Annotation__198_2302685248"/></text:p>
      <text:p text:style-name="P6"/>
      <text:p text:style-name="P6"><office:annotation office:name="__Annotation__205_2302685248"><dc:creator>Uirá Porã</dc:creator><dc:date>2024-03-31T00:42:31</dc:date><text:p><text:span text:style-name="T7">Revisar e avaliar se além dos critérios de desempate não deveriam haver critérios de classificação</text:span></text:p></office:annotation>Em caso de empate a empresa com maior nota no quesito de experiência (S) será selecionada.</text:p>
      <text:p text:style-name="P6"/>
      <text:p text:style-name="P6">Persistindo o empate a empresa com maior nota no quesito rede (I) será selecionada.</text:p>
      <text:p text:style-name="P6"/>
      <text:p text:style-name="P6">Persistindo o empate a empresa com maior nota em inovação (U) será selecionada.</text:p>
      <text:p text:style-name="P6"/>
      <text:p text:style-name="P6">Persistindo o empate a empresa com maior tempo de existência será selecionada.<office:annotation-end office:name="__Annotation__205_2302685248"/></text:p>
      <text:p text:style-name="P6"/>
      <text:p text:style-name="P27"><text:bookmark text:name="_uhvrqad8aovi"/>10 ENTREGA DA DOCUMENTAÇÃO - COMO PARTICIPAR?</text:p>
      <text:p text:style-name="P7"/>
      <text:p text:style-name="P4">LOCAL: os documentos de Habilitação deverão ser enviados pelo e- mail: premio@funpar.ufpr.br</text:p>
      <text:p text:style-name="Standard"/>
      <text:p text:style-name="P4"><text:soft-page-break/>FORMA: os documentos de habilitação deverão estar em formato PDF e perfeitamente legíveis.</text:p>
      <text:p text:style-name="Standard"/>
      <text:p text:style-name="P4">TÍTULO DO EMAIL: deverá constar a expressão “Prestação de Prêmio XXXX”.</text:p>
      <text:p text:style-name="P25"/>
      <text:p text:style-name="P27"><text:bookmark text:name="_p3eyoz512hf"/>11 CRONOGRAMA DE AVALIAÇÃO DAS PROPOSTAS - QUANTO TEMPO DEMORA PARA PARTICIPAR?</text:p>
      <text:p text:style-name="P4"/>
      <table:table table:name="Table2" table:style-name="Table2">
        <table:table-column table:style-name="Table2.A"/>
        <table:table-column table:style-name="Table2.B"/>
        <table:table-row table:style-name="Table2.1">
          <table:table-cell table:style-name="Table2.A1" office:value-type="string">
            <text:p text:style-name="P17"><text:span text:style-name="T6">ETAPA</text:span></text:p>
          </table:table-cell>
          <table:table-cell table:style-name="Table2.A1" office:value-type="string">
            <text:p text:style-name="P19"><text:span text:style-name="T6">PRAZO PREVISTO</text:span></text:p>
          </table:table-cell>
        </table:table-row>
        <table:table-row table:style-name="Table2.2">
          <table:table-cell table:style-name="Table2.A1" office:value-type="string">
            <text:p text:style-name="P26">Entrega das propostas</text:p>
          </table:table-cell>
          <table:table-cell table:style-name="Table2.A1" office:value-type="string">
            <text:p text:style-name="P19"><text:span text:style-name="T3">XX/XX/2024</text:span></text:p>
          </table:table-cell>
        </table:table-row>
        <table:table-row table:style-name="Table2.3">
          <table:table-cell table:style-name="Table2.A1" office:value-type="string">
            <text:p text:style-name="P17">Protocolo de recebimento da proposta</text:p>
          </table:table-cell>
          <table:table-cell table:style-name="Table2.A1" office:value-type="string">
            <text:p text:style-name="P19"><text:span text:style-name="T3">XX/XX/2024</text:span></text:p>
          </table:table-cell>
        </table:table-row>
        <table:table-row table:style-name="Table2.4">
          <table:table-cell table:style-name="Table2.A1" office:value-type="string">
            <text:p text:style-name="P17">Avaliação da documentação de habilitação jurídica</text:p>
          </table:table-cell>
          <table:table-cell table:style-name="Table2.A1" office:value-type="string">
            <text:p text:style-name="P19"><text:span text:style-name="T3">XX/XX/2024</text:span></text:p>
          </table:table-cell>
        </table:table-row>
        <table:table-row table:style-name="Table2.5">
          <table:table-cell table:style-name="Table2.A1" office:value-type="string">
            <text:p text:style-name="P17">Publicação da lista de empresas habilitadas juridicamente</text:p>
          </table:table-cell>
          <table:table-cell table:style-name="Table2.A1" office:value-type="string">
            <text:p text:style-name="P19"><text:span text:style-name="T3">XX/XX/2024</text:span></text:p>
          </table:table-cell>
        </table:table-row>
        <table:table-row table:style-name="Table2.6">
          <table:table-cell table:style-name="Table2.A1" office:value-type="string">
            <text:p text:style-name="P17">Avaliação da documentação de qualificação técnica</text:p>
          </table:table-cell>
          <table:table-cell table:style-name="Table2.A1" office:value-type="string">
            <text:p text:style-name="P19"><text:span text:style-name="T3">XX/XX/2024</text:span></text:p>
          </table:table-cell>
        </table:table-row>
        <table:table-row table:style-name="Table2.7">
          <table:table-cell table:style-name="Table2.A1" office:value-type="string">
            <text:p text:style-name="P17">Publicação da lista de empresas por ordem de nota final de qualificação técnica</text:p>
          </table:table-cell>
          <table:table-cell table:style-name="Table2.A1" office:value-type="string">
            <text:p text:style-name="P19"><text:span text:style-name="T3">XX/XX/2024</text:span></text:p>
          </table:table-cell>
        </table:table-row>
        <table:table-row table:style-name="Table2.8">
          <table:table-cell table:style-name="Table2.A1" office:value-type="string">
            <text:p text:style-name="P17">Recursos sobre o resultado final</text:p>
          </table:table-cell>
          <table:table-cell table:style-name="Table2.A1" office:value-type="string">
            <text:p text:style-name="P19"><text:span text:style-name="T3">XX/XX/2024</text:span></text:p>
          </table:table-cell>
        </table:table-row>
        <table:table-row table:style-name="Table2.9">
          <table:table-cell table:style-name="Table2.A1" office:value-type="string">
            <text:p text:style-name="P17">Publicação da empresa vencedora</text:p>
          </table:table-cell>
          <table:table-cell table:style-name="Table2.A1" office:value-type="string">
            <text:p text:style-name="P19"><text:span text:style-name="T3">XX/XX/2024</text:span></text:p>
          </table:table-cell>
        </table:table-row>
      </table:table>
      <text:p text:style-name="P15"/>
      <text:p text:style-name="P27"><text:bookmark text:name="_6z5i5m58udtq"/>12 DISPOSIÇÕES GERAIS - O QUE MAIS PRECISA SABER?</text:p>
      <text:p text:style-name="Standard"/>
      <text:p text:style-name="P4">O presente chamamento público poderá vir a ser revogado, no todo ou em parte, por razões de interesse público, derivado de fato superveniente devidamente comprovado, ou anulado no todo ou em parte por ilegalidade, de ofício ou por provocação de terceiros, mediante ato escrito e fundamentado disponibilizado para conhecimento dos participantes dos documentos de inscrição e/ou da divulgação do resultado do julgamento;</text:p>
      <text:p text:style-name="P4"/>
      <text:p text:style-name="P2"><text:span text:style-name="T4">Direitos e </text:span><text:span text:style-name="T4"><office:annotation office:name="__Annotation__280_2302685248"><dc:creator>Uirá Porã</dc:creator><dc:date>2024-03-31T00:43:28</dc:date><text:p><text:span text:style-name="T7">Importante ter em algum lugar explícito que as soluções inscritas tem de utilizar licenças GPL ou compatíveis</text:span></text:p></office:annotation></text:span><text:span text:style-name="T4">obrigações</text:span><office:annotation-end office:name="__Annotation__280_2302685248"/><text:span text:style-name="T4"> dos participantes</text:span></text:p>
      <text:p text:style-name="P2"><text:soft-page-break/></text:p>
      <text:p text:style-name="P2">Ao inscrever sua solução digital, o participante concorda em cumprir todas as condições estabelecidas neste edital e aceita as decisões da comissão julgadora como definitivas e irrevogáveis.</text:p>
      <text:p text:style-name="P2"/>
      <text:p text:style-name="P2"><text:span text:style-name="T4">Responsabilidades da entidade promotora da premiação</text:span></text:p>
      <text:p text:style-name="P2"/>
      <text:p text:style-name="P2">A entidade promotora se compromete a garantir a lisura e a imparcialidade do processo de premiação, bem como a fornecer suporte técnico e logístico necessário aos participantes.</text:p>
      <text:p text:style-name="P2"/>
      <text:p text:style-name="P2">Disposições sobre propriedade intelectual e direitos autorais das soluções concorrentes:</text:p>
      <text:p text:style-name="P2"/>
      <text:p text:style-name="P2">Os participantes serão responsáveis por garantir que suas soluções digitais não infrinjam quaisquer direitos de propriedade intelectual de terceiros. A entidade promotora da premiação não se responsabilizará por eventuais violações de direitos autorais ou propriedade intelectual.</text:p>
      <text:p text:style-name="P2"/>
      <text:p text:style-name="P2"><text:span text:style-name="T4">Disposições sobre recursos e impugnações</text:span></text:p>
      <text:p text:style-name="P2"/>
      <text:p text:style-name="P2">Os participantes poderão apresentar recursos ou impugnações ao processo de premiação, conforme os prazos e procedimentos estabelecidos neste edital.</text:p>
      <text:p text:style-name="P2"/>
      <text:p text:style-name="P2"><text:span text:style-name="T4">Cláusula de reserva de direito de cancelamento ou alteração do edital</text:span></text:p>
      <text:p text:style-name="P2"/>
      <text:p text:style-name="P2">A entidade promotora da premiação reserva-se o direito de cancelar, suspender ou alterar este edital a qualquer momento, mediante aviso prévio e justificativa fundamentada.</text:p>
      <text:p text:style-name="Standard"/>
      <text:p text:style-name="P4">Quaisquer esclarecimentos referentes ao edital poderão ser obtidos por meio da Comissão de Seleção Pública, localizada na Rua João Negrão, nº 280, Centro, Curitiba/PR – CEP: 80.010-200, e-mail: premio@funpar.ufpr.br.</text:p>
      <text:p text:style-name="Standard"/>
      <text:p text:style-name="Standard"><text:soft-page-break/>Curitiba, XX de XXXXXXXXX de 20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59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line-height="100%" fo:keep-together="always" fo:text-indent="0in" style:auto-text-indent="false" fo:keep-with-next="always">
        <style:tab-stops>
          <style:tab-stop style:position="0.4638in"/>
          <style:tab-stop style:position="0.4646in"/>
        </style:tab-stops>
      </style:paragraph-properties>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keep-together="always" fo:break-before="auto" fo:break-after="auto"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left="0in" fo:margin-right="0.0689in" fo:line-height="100%" fo:text-align="center" style:justify-single-word="false" fo:keep-together="always" fo:text-indent="0in" style:auto-text-indent="false" fo:keep-with-next="always"/>
      <style:text-properties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12pt" fo:font-style="italic" style:font-name-asian="Georgia1" style:font-family-asian="Georgia" style:font-family-generic-asian="system" style:font-pitch-asian="variable" style:font-size-asian="12pt" style:font-style-asian="italic" style:font-name-complex="Georgia1" style:font-family-complex="Georgia"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07in" fo:margin-bottom="0.7866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8" meta:paragraph-count="120" meta:word-count="1755" meta:character-count="11675" meta:non-whitespace-character-count="10044"/>
    <meta:generator>LibreOfficeDev/6.0.5.2$Linux_X86_64 LibreOffice_project/</meta:generator>
  </office:meta>
</office:document-meta>
</file>